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e99b" officeooo:paragraph-rsid="0004e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ame-icons.net/" text:style-name="Internet_20_link" text:visited-style-name="Visited_20_Internet_20_Link">https://game-icons.net/</text:a></text:p>
      <text:p text:style-name="Standard"/>
      <text:p text:style-name="Standard"><text:a xlink:type="simple" xlink:href="https://guides.lib.monash.edu/CreativeCommons/Music" text:style-name="Internet_20_link" text:visited-style-name="Visited_20_Internet_20_Link">https://guides.lib.monash.edu/CreativeCommons/Music</text:a> </text:p>
      <text:p text:style-name="Standard"/>
      <text:p text:style-name="Standard"><text:a xlink:type="simple" xlink:href="https://freesound.org/people/nextmaking/sounds/86049/" text:style-name="Internet_20_link" text:visited-style-name="Visited_20_Internet_20_Link">https://freesound.org/people/nextmaking/sounds/86049/</text:a></text:p>
      <text:p text:style-name="Standard"/>
      <text:p text:style-name="Standard"><text:a xlink:type="simple" xlink:href="https://soundbible.com/1007-Decapitation-Head-Blood.html" text:style-name="Internet_20_link" text:visited-style-name="Visited_20_Internet_20_Link">https://soundbible.com/1007-Decapitation-Head-Blood.html</text:a> </text:p>
      <text:p text:style-name="Standard"/>
      <text:p text:style-name="P1">Iniciar el juego cargando un cartucho de snes.</text:p>
      <text:p text:style-name="P1"/>
      <text:p text:style-name="P1">La tv amplia la imagen hasta que ocupa el 100% de la pantalla</text:p>
      <text:p text:style-name="P1"/>
      <text:p text:style-name="P1">El menú de inicio</text:p>
      <text:p text:style-name="P1"><text:tab/>Press start.</text:p>
      <text:p text:style-name="P1"><text:tab/><text:tab/>Seleccionar guerrero.</text:p>
      <text:p text:style-name="P1"><text:tab/><text:tab/><text:tab/>Nombre.</text:p>
      <text:p text:style-name="P1"><text:tab/><text:tab/><text:tab/><text:tab/>¿armas?</text:p>
      <text:p text:style-name="P1"><text:tab/><text:tab/><text:tab/><text:tab/><text:tab/></text:p>
      <text:p text:style-name="P1"><text:tab/><text:tab/><text:tab/>Inicio del juego. ---→</text:p>
      <text:p text:style-name="P1"/>
      <text:p text:style-name="P1"/>
      <text:p text:style-name="P1"><text:tab/>Exit.</text:p>
      <text:p text:style-name="P1"><text:tab/><text:tab/>Salida a la página de la videoconsola.</text:p>
      <text:p text:style-name="P1"/>
      <text:p text:style-name="P1"><text:tab/>Credits</text:p>
      <text:p text:style-name="P1"><text:tab/><text:tab/>Creditos y atribuciones.</text:p>
      <text:p text:style-name="P1"/>
      <text:p text:style-name="P1"><text:tab/>instructions</text:p>
      <text:p text:style-name="P1"><text:tab/><text:tab/>Intsrucciones de funcionamiento.</text:p>
      <text:p text:style-name="P1"/>
      <text:p text:style-name="P1"/>
      <text:p text:style-name="P1"/>
      <text:p text:style-name="P1">Inicio del juego. ---→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5T22:39:29.878000000</dc:date>
    <meta:editing-duration>PT16M47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0" meta:word-count="61" meta:character-count="545" meta:non-whitespace-character-count="476"/>
  </office:meta>
</office:document-meta>
</file>